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re’s a structured overview of <text:span text:style-name="Strong_20_Emphasis">APIs, handling them, requests/responses, and automation</text:span>:</text:p>
      <text:p text:style-name="Horizontal_20_Line"/>
      <text:h text:style-name="Heading_20_3" text:outline-level="3">1. <text:span text:style-name="Strong_20_Emphasis">API (Application Programming Interface)</text:span></text:h>
      <text:list xml:id="list7932495615714555139" text:style-name="L1">
        <text:list-item>
          <text:p text:style-name="P2">A set of rules that allow two software systems to communicate.</text:p>
        </text:list-item>
        <text:list-item>
          <text:p text:style-name="P2">Provides <text:span text:style-name="Strong_20_Emphasis">endpoints</text:span> (URLs or functions) through which clients interact with servers.</text:p>
        </text:list-item>
        <text:list-item>
          <text:p text:style-name="P2">Types:</text:p>
          <text:list>
            <text:list-item>
              <text:p text:style-name="P2"><text:span text:style-name="Strong_20_Emphasis">REST API</text:span> (uses HTTP, JSON/XML for data).</text:p>
            </text:list-item>
            <text:list-item>
              <text:p text:style-name="P2"><text:span text:style-name="Strong_20_Emphasis">SOAP API</text:span> (uses XML with strict contracts).</text:p>
            </text:list-item>
            <text:list-item>
              <text:p text:style-name="P2"><text:span text:style-name="Strong_20_Emphasis">GraphQL</text:span> (query-based).</text:p>
            </text:list-item>
            <text:list-item>
              <text:p text:style-name="P2"><text:span text:style-name="Strong_20_Emphasis">gRPC</text:span> (binary, high-performance).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API Handling</text:span></text:h>
      <text:list xml:id="list6168443753956715188" text:style-name="L2">
        <text:list-item>
          <text:p text:style-name="P3"><text:span text:style-name="Strong_20_Emphasis">Authentication</text:span>: API Keys, OAuth 2.0, JWT, Basic Auth.</text:p>
        </text:list-item>
        <text:list-item>
          <text:p text:style-name="P3"><text:span text:style-name="Strong_20_Emphasis">Headers</text:span>: Metadata (e.g., <text:span text:style-name="Source_20_Text">Content-Type</text:span>, <text:span text:style-name="Source_20_Text">Authorization</text:span>).</text:p>
        </text:list-item>
        <text:list-item>
          <text:p text:style-name="P3"><text:span text:style-name="Strong_20_Emphasis">Error Handling</text:span>: Status codes (<text:span text:style-name="Source_20_Text">200 OK</text:span>, <text:span text:style-name="Source_20_Text">400 Bad Request</text:span>, <text:span text:style-name="Source_20_Text">500 Server Error</text:span>).</text:p>
        </text:list-item>
        <text:list-item>
          <text:p text:style-name="P3"><text:span text:style-name="Strong_20_Emphasis">Throttling/Rate limiting</text:span>: Avoid exceeding allowed requests.</text:p>
        </text:list-item>
      </text:list>
      <text:p text:style-name="Horizontal_20_Line"/>
      <text:h text:style-name="Heading_20_3" text:outline-level="3">3. <text:span text:style-name="Strong_20_Emphasis">API Requests</text:span></text:h>
      <text:p text:style-name="Text_20_body">A request has:</text:p>
      <text:list xml:id="list1810705790985114222" text:style-name="L3">
        <text:list-item>
          <text:p text:style-name="P4"><text:span text:style-name="Strong_20_Emphasis">Method</text:span>:</text:p>
          <text:list>
            <text:list-item>
              <text:p text:style-name="P4"><text:span text:style-name="Source_20_Text">GET</text:span> – fetch data.</text:p>
            </text:list-item>
            <text:list-item>
              <text:p text:style-name="P4"><text:span text:style-name="Source_20_Text">POST</text:span> – create data.</text:p>
            </text:list-item>
            <text:list-item>
              <text:p text:style-name="P4"><text:span text:style-name="Source_20_Text">PUT/PATCH</text:span> – update data.</text:p>
            </text:list-item>
            <text:list-item>
              <text:p text:style-name="P4"><text:span text:style-name="Source_20_Text">DELETE</text:span> – remove data.</text:p>
            </text:list-item>
          </text:list>
        </text:list-item>
        <text:list-item>
          <text:p text:style-name="P4"><text:span text:style-name="Strong_20_Emphasis">URL/Endpoint</text:span> (e.g., <text:span text:style-name="Source_20_Text">https://api.example.com/users/123</text:span>).</text:p>
        </text:list-item>
        <text:list-item>
          <text:p text:style-name="P4"><text:span text:style-name="Strong_20_Emphasis">Headers</text:span> (e.g., <text:span text:style-name="Source_20_Text">Authorization: Bearer &lt;token&gt;</text:span>).</text:p>
        </text:list-item>
        <text:list-item>
          <text:p text:style-name="P4"><text:span text:style-name="Strong_20_Emphasis">Body/Payload</text:span> (mainly in POST/PUT, usually JSON).</text:p>
        </text:list-item>
      </text:list>
      <text:p text:style-name="Text_20_body"><text:span text:style-name="Strong_20_Emphasis">Example (cURL):</text:span></text:p>
      <text:p text:style-name="Preformatted_20_Text"><text:span text:style-name="Source_20_Text">curl -X POST "https://api.example.com/users" \</text:span></text:p>
      <text:p text:style-name="Preformatted_20_Text"><text:span text:style-name="Source_20_Text">-H "Content-Type: application/json" \</text:span></text:p>
      <text:p text:style-name="Preformatted_20_Text"><text:span text:style-name="Source_20_Text">-H "Authorization: Bearer token123" \</text:span></text:p>
      <text:p text:style-name="P1"><text:span text:style-name="Source_20_Text">-d '{"name": "Sreya", "role": "Engineer"}'</text:span></text:p>
      <text:p text:style-name="Horizontal_20_Line"/>
      <text:h text:style-name="Heading_20_3" text:outline-level="3"><text:soft-page-break/>4. <text:span text:style-name="Strong_20_Emphasis">API Responses</text:span></text:h>
      <text:list xml:id="list2436848484433566048" text:style-name="L4">
        <text:list-item>
          <text:p text:style-name="P5">Components:</text:p>
          <text:list>
            <text:list-item>
              <text:p text:style-name="P5"><text:span text:style-name="Strong_20_Emphasis">Status Code</text:span> (200, 201, 400, 401, 404, 500).</text:p>
            </text:list-item>
            <text:list-item>
              <text:p text:style-name="P5"><text:span text:style-name="Strong_20_Emphasis">Headers</text:span> (e.g., caching, content-type).</text:p>
            </text:list-item>
            <text:list-item>
              <text:p text:style-name="P5"><text:span text:style-name="Strong_20_Emphasis">Body</text:span> (actual data, often JSON).</text:p>
            </text:list-item>
          </text:list>
        </text:list-item>
      </text:list>
      <text:p text:style-name="Text_20_body"><text:span text:style-name="Strong_20_Emphasis">Example (JSON Response):</text:span></text:p>
      <text:p text:style-name="Preformatted_20_Text"><text:span text:style-name="Source_20_Text">{</text:span></text:p>
      <text:p text:style-name="Preformatted_20_Text"><text:span text:style-name="Source_20_Text"><text:s text:c="2"/>"id": 101,</text:span></text:p>
      <text:p text:style-name="Preformatted_20_Text"><text:span text:style-name="Source_20_Text"><text:s text:c="2"/>"name": "Sreya",</text:span></text:p>
      <text:p text:style-name="Preformatted_20_Text"><text:span text:style-name="Source_20_Text"><text:s text:c="2"/>"role": "Engineer",</text:span></text:p>
      <text:p text:style-name="Preformatted_20_Text"><text:span text:style-name="Source_20_Text"><text:s text:c="2"/>"status": "created"</text:span></text:p>
      <text:p text:style-name="P1"><text:span text:style-name="Source_20_Text">}</text:span></text:p>
      <text:p text:style-name="Horizontal_20_Line"/>
      <text:h text:style-name="Heading_20_3" text:outline-level="3">5. <text:span text:style-name="Strong_20_Emphasis">API Automation</text:span></text:h>
      <text:p text:style-name="Text_20_body">Used in testing and CI/CD pipelines. Tools &amp; Approaches:</text:p>
      <text:list xml:id="list2128560449651974988" text:style-name="L5">
        <text:list-item>
          <text:p text:style-name="P6"><text:span text:style-name="Strong_20_Emphasis">Tools</text:span>:</text:p>
          <text:list>
            <text:list-item>
              <text:p text:style-name="P6">Postman + Newman (API testing automation).</text:p>
            </text:list-item>
            <text:list-item>
              <text:p text:style-name="P6">REST Assured (Java).</text:p>
            </text:list-item>
            <text:list-item>
              <text:p text:style-name="P6">Requests + PyTest (Python).</text:p>
            </text:list-item>
            <text:list-item>
              <text:p text:style-name="P6">Karate (DSL for APIs).</text:p>
            </text:list-item>
            <text:list-item>
              <text:p text:style-name="P6">JMeter (load testing APIs).</text:p>
            </text:list-item>
          </text:list>
        </text:list-item>
        <text:list-item>
          <text:p text:style-name="P6"><text:span text:style-name="Strong_20_Emphasis">Frameworks</text:span>:</text:p>
          <text:list>
            <text:list-item>
              <text:p text:style-name="P6">Data-driven API tests (different inputs, same endpoint).</text:p>
            </text:list-item>
            <text:list-item>
              <text:p text:style-name="P6">Chaining requests (use one response in another request).</text:p>
            </text:list-item>
            <text:list-item>
              <text:p text:style-name="P6">Mocking APIs (WireMock, Postman Mock Server).</text:p>
            </text:list-item>
          </text:list>
        </text:list-item>
        <text:list-item>
          <text:p text:style-name="P6"><text:span text:style-name="Strong_20_Emphasis">CI/CD Integration</text:span>:</text:p>
          <text:list>
            <text:list-item>
              <text:p text:style-name="P6">Automate execution in pipelines (Jenkins, GitLab CI, GitHub Actions).</text:p>
            </text:list-item>
          </text:list>
        </text:list-item>
        <text:list-item>
          <text:p text:style-name="P6"><text:span text:style-name="Strong_20_Emphasis">Validation</text:span>:</text:p>
          <text:list>
            <text:list-item>
              <text:p text:style-name="P6">Status codes, schema validation, business logic.</text:p>
            </text:list-item>
          </text:list>
        </text:list-item>
      </text:list>
      <text:p text:style-name="Text_20_body"><text:span text:style-name="Strong_20_Emphasis">Example (Python with </text:span><text:span text:style-name="Strong_20_Emphasis"><text:span text:style-name="Source_20_Text">requests</text:span></text:span><text:span text:style-name="Strong_20_Emphasis">):</text:span></text:p>
      <text:p text:style-name="Preformatted_20_Text"><text:span text:style-name="Source_20_Text">import requests</text:span></text:p>
      <text:p text:style-name="Preformatted_20_Text"/>
      <text:p text:style-name="Preformatted_20_Text"><text:span text:style-name="Source_20_Text">url = "https://api.example.com/users"</text:span></text:p>
      <text:p text:style-name="Preformatted_20_Text"><text:span text:style-name="Source_20_Text">payload = {"name": "Sreya", "role": "Engineer"}</text:span></text:p>
      <text:p text:style-name="Preformatted_20_Text"><text:span text:style-name="Source_20_Text">headers = {"Content-Type": "application/json", "Authorization": "Bearer token123"}</text:span></text:p>
      <text:p text:style-name="Preformatted_20_Text"/>
      <text:p text:style-name="Preformatted_20_Text"><text:span text:style-name="Source_20_Text">response = requests.post(url, json=payload, headers=headers)</text:span></text:p>
      <text:p text:style-name="Preformatted_20_Text"/>
      <text:p text:style-name="Preformatted_20_Text"><text:span text:style-name="Source_20_Text"># Assertions for automation</text:span></text:p>
      <text:p text:style-name="Preformatted_20_Text"><text:span text:style-name="Source_20_Text">assert response.status_code == 201</text:span></text:p>
      <text:p text:style-name="P1"><text:soft-page-break/><text:span text:style-name="Source_20_Text">assert response.json()["name"] == "Sreya"</text:span></text:p>
      <text:p text:style-name="Horizontal_20_Line"/>
      <text:p text:style-name="Text_20_body">Would you like me to create a <text:span text:style-name="Strong_20_Emphasis">step-by-step guide</text:span> for <text:span text:style-name="Strong_20_Emphasis">API automation testing framework setup</text:span> (say, in Python with PyTest or in Postman collections), or keep it at a conceptual overview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a </meta:initial-creator>
    <meta:creation-date>2025-08-24T20:05:49.81</meta:creation-date>
    <meta:generator>OpenOffice/4.1.3$Win32 OpenOffice.org_project/413m1$Build-9783</meta:generator>
    <meta:document-statistic meta:table-count="0" meta:image-count="0" meta:object-count="0" meta:page-count="3" meta:paragraph-count="67" meta:word-count="365" meta:character-count="2481"/>
    <dc:date>2025-08-24T20:06:15.23</dc:date>
    <dc:creator>Sreya </dc:creator>
    <meta:editing-duration>PT25S</meta:editing-duration>
    <meta:editing-cycles>1</meta:editing-cycles>
  </office:meta>
</office:document-meta>
</file>